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cm" draw:fill-color="#0096d4" fo:padding-top="-0.05cm" fo:padding-bottom="-0.05cm" fo:padding-left="-0.05cm" fo:padding-right="-0.05cm"/>
    </style:style>
    <style:style style:name="gr2" style:family="graphic" style:parent-style-name="standard">
      <style:graphic-properties svg:stroke-width="0.01cm" svg:stroke-color="#add6e7" draw:fill="none" draw:fill-color="#ffffff" fo:padding-top="-0.045cm" fo:padding-bottom="-0.045cm" fo:padding-left="-0.045cm" fo:padding-right="-0.045cm"/>
    </style:style>
    <style:style style:name="gr3" style:family="graphic" style:parent-style-name="standard">
      <style:graphic-properties svg:stroke-width="0cm" fo:padding-top="-0.05cm" fo:padding-bottom="-0.05cm" fo:padding-left="-0.05cm" fo:padding-right="-0.05cm"/>
    </style:style>
    <style:style style:name="gr4" style:family="graphic" style:parent-style-name="standard">
      <style:graphic-properties svg:stroke-width="0cm" draw:fill-color="#005a80" fo:padding-top="-0.05cm" fo:padding-bottom="-0.05cm" fo:padding-left="-0.05cm" fo:padding-right="-0.05cm"/>
    </style:style>
    <style:style style:name="gr5" style:family="graphic" style:parent-style-name="standard">
      <style:graphic-properties svg:stroke-width="0cm" draw:fill-color="#00b4ff" fo:padding-top="-0.05cm" fo:padding-bottom="-0.05cm" fo:padding-left="-0.05cm" fo:padding-right="-0.05cm"/>
    </style:style>
    <style:style style:name="gr6" style:family="graphic" style:parent-style-name="standard">
      <style:graphic-properties svg:stroke-width="0cm" draw:fill-color="#ffffff" fo:padding-top="-0.05cm" fo:padding-bottom="-0.05cm" fo:padding-left="-0.05cm" fo:padding-right="-0.05cm"/>
    </style:style>
    <style:style style:name="gr7" style:family="graphic" style:parent-style-name="standard">
      <style:graphic-properties draw:stroke="none" svg:stroke-width="0cm" draw:fill-color="#0096d4"/>
    </style:style>
    <style:style style:name="gr8" style:family="graphic" style:parent-style-name="standard">
      <style:graphic-properties draw:stroke="none" svg:stroke-width="0cm" draw:fill-color="#ffffff"/>
    </style:style>
  </office:automatic-styles>
  <office:body>
    <office:drawing>
      <draw:page draw:name="page1" draw:style-name="dp1" draw:master-page-name="Default">
        <draw:g>
          <draw:glue-point draw:id="4" svg:x="-2.49cm" svg:y="-4.981cm"/>
          <draw:glue-point draw:id="5" svg:x="0.461cm" svg:y="-4.981cm"/>
          <draw:glue-point draw:id="6" svg:x="3.413cm" svg:y="-4.981cm"/>
          <draw:glue-point draw:id="7" svg:x="-4.803cm" svg:y="5.022cm"/>
          <draw:glue-point draw:id="8" svg:x="-1.375cm" svg:y="5.022cm"/>
          <draw:glue-point draw:id="9" svg:x="2.052cm" svg:y="5.022cm"/>
          <draw:glue-point draw:id="10" svg:x="-4.993cm" svg:y="1.779cm"/>
          <draw:glue-point draw:id="11" svg:x="-4.993cm" svg:y="2.673cm"/>
          <draw:glue-point draw:id="12" svg:x="-4.993cm" svg:y="3.567cm"/>
          <draw:glue-point draw:id="13" svg:x="4.99cm" svg:y="0.263cm"/>
          <draw:glue-point draw:id="14" svg:x="4.99cm" svg:y="1.066cm"/>
          <draw:glue-point draw:id="15" svg:x="4.99cm" svg:y="1.87cm"/>
          <draw:glue-point draw:id="16" svg:x="-0.229cm" svg:y="0.945cm"/>
          <draw:polygon draw:style-name="gr1" draw:layer="layout" svg:width="1.908cm" svg:height="0.358cm" svg:x="0cm" svg:y="1.354cm" svg:viewBox="0 0 1909 359" draw:points="0,359 1909,359 1909,0 0,0">
            <text:p/>
          </draw:polygon>
          <draw:polyline draw:style-name="gr2" draw:layer="layout" svg:width="1.908cm" svg:height="0.358cm" svg:x="0cm" svg:y="1.354cm" svg:viewBox="0 0 1909 359" draw:points="0,359 1909,359 1909,0 0,0 0,359">
            <text:p/>
          </draw:polyline>
          <draw:polygon draw:style-name="gr3" draw:layer="layout" svg:width="0.481cm" svg:height="0cm" svg:x="1.324cm" svg:y="1.553cm" svg:viewBox="0 0 482 0" draw:points="0,0 482,0">
            <text:p/>
          </draw:polygon>
          <draw:line draw:style-name="gr2" draw:layer="layout" svg:x1="1.324cm" svg:y1="1.553cm" svg:x2="1.806cm" svg:y2="1.553cm">
            <text:p/>
          </draw:line>
          <draw:polygon draw:style-name="gr3" draw:layer="layout" svg:width="0.481cm" svg:height="0cm" svg:x="1.324cm" svg:y="1.536cm" svg:viewBox="0 0 482 0" draw:points="0,0 482,0">
            <text:p/>
          </draw:polygon>
          <draw:line draw:style-name="gr2" draw:layer="layout" svg:x1="1.324cm" svg:y1="1.536cm" svg:x2="1.806cm" svg:y2="1.536cm">
            <text:p/>
          </draw:line>
          <draw:polygon draw:style-name="gr4" draw:layer="layout" svg:width="0.321cm" svg:height="0.66cm" svg:x="1.908cm" svg:y="1.048cm" svg:viewBox="0 0 322 661" draw:points="322,320 322,0 0,303 0,661">
            <text:p/>
          </draw:polygon>
          <draw:polyline draw:style-name="gr2" draw:layer="layout" svg:width="0.321cm" svg:height="0.66cm" svg:x="1.908cm" svg:y="1.048cm" svg:viewBox="0 0 322 661" draw:points="322,320 322,0 0,303 0,661 322,320">
            <text:p/>
          </draw:polyline>
          <draw:polygon draw:style-name="gr4" draw:layer="layout" svg:width="0.173cm" svg:height="0.32cm" svg:x="1.569cm" svg:y="1.68cm" svg:viewBox="0 0 174 321" draw:points="0,321 0,241 174,0 174,147">
            <text:p/>
          </draw:polygon>
          <draw:polyline draw:style-name="gr2" draw:layer="layout" svg:width="0.173cm" svg:height="0.32cm" svg:x="1.569cm" svg:y="1.68cm" svg:viewBox="0 0 174 321" draw:points="0,321 0,241 174,0 174,147 0,321">
            <text:p/>
          </draw:polyline>
          <draw:polygon draw:style-name="gr1" draw:layer="layout" svg:width="1.527cm" svg:height="0.079cm" svg:x="0.042cm" svg:y="1.921cm" svg:viewBox="0 0 1528 80" draw:points="0,80 1528,80 1528,0 0,0">
            <text:p/>
          </draw:polygon>
          <draw:polyline draw:style-name="gr2" draw:layer="layout" svg:width="1.527cm" svg:height="0.079cm" svg:x="0.042cm" svg:y="1.921cm" svg:viewBox="0 0 1528 80" draw:points="0,80 1528,80 1528,0 0,0 0,80">
            <text:p/>
          </draw:polyline>
          <draw:polygon draw:style-name="gr5" draw:layer="layout" svg:width="1.699cm" svg:height="0.241cm" svg:x="0.042cm" svg:y="1.68cm" svg:viewBox="0 0 1700 242" draw:points="1527,242 0,242 176,0 1700,0 1526,242">
            <text:p/>
          </draw:polygon>
          <draw:polyline draw:style-name="gr2" draw:layer="layout" svg:width="1.699cm" svg:height="0.241cm" svg:x="0.042cm" svg:y="1.68cm" svg:viewBox="0 0 1700 242" draw:points="1527,242 0,242 176,0 1700,0 1526,242">
            <text:p/>
          </draw:polyline>
          <draw:polygon draw:style-name="gr5" draw:layer="layout" svg:width="2.229cm" svg:height="0.302cm" svg:x="0cm" svg:y="1.048cm" svg:viewBox="0 0 2230 303" draw:points="2230,0 320,0 0,303 1909,303">
            <text:p/>
          </draw:polygon>
          <draw:polyline draw:style-name="gr2" draw:layer="layout" svg:width="2.229cm" svg:height="0.302cm" svg:x="0cm" svg:y="1.048cm" svg:viewBox="0 0 2230 303" draw:points="2230,0 320,0 0,303 1909,303 2230,0">
            <text:p/>
          </draw:polyline>
          <draw:polygon draw:style-name="gr1" draw:layer="layout" svg:width="1.316cm" svg:height="0.965cm" svg:x="0.341cm" svg:y="0.208cm" svg:viewBox="0 0 1317 966" draw:points="0,966 1317,966 1317,0 0,0">
            <text:p/>
          </draw:polygon>
          <draw:polyline draw:style-name="gr2" draw:layer="layout" svg:width="1.316cm" svg:height="0.965cm" svg:x="0.341cm" svg:y="0.208cm" svg:viewBox="0 0 1317 966" draw:points="0,966 1317,966 1317,0 0,0 0,966">
            <text:p/>
          </draw:polyline>
          <draw:path draw:style-name="gr6" draw:layer="layout" svg:width="1.086cm" svg:height="0.753cm" svg:x="0.452cm" svg:y="0.309cm" svg:viewBox="0 0 1087 754" svg:d="m0 111c0-98 100-111 100-111 0 0 775 0 868 0 122 0 119 114 119 114 0 0 0 474 0 542s-94 98-94 98c0 0-793 0-879 0s-114-90-114-90z">
            <text:p/>
          </draw:path>
          <draw:path draw:style-name="gr2" draw:layer="layout" svg:width="1.086cm" svg:height="0.753cm" svg:x="0.452cm" svg:y="0.309cm" svg:viewBox="0 0 1087 754" svg:d="m0 111c0-98 100-111 100-111 0 0 775 0 868 0 122 0 119 114 119 114 0 0 0 474 0 542s-94 98-94 98c0 0-793 0-879 0s-114-90-114-90">
            <text:p/>
          </draw:path>
          <draw:polygon draw:style-name="gr5" draw:layer="layout" svg:width="1.536cm" svg:height="0.208cm" svg:x="0.341cm" svg:y="0cm" svg:viewBox="0 0 1537 209" draw:points="1537,0 220,0 0,209 1316,209">
            <text:p/>
          </draw:polygon>
          <draw:polyline draw:style-name="gr2" draw:layer="layout" svg:width="1.536cm" svg:height="0.208cm" svg:x="0.341cm" svg:y="0cm" svg:viewBox="0 0 1537 209" draw:points="1537,0 220,0 0,209 1316,209 1537,0">
            <text:p/>
          </draw:polyline>
          <draw:polygon draw:style-name="gr4" draw:layer="layout" svg:width="0.218cm" svg:height="1.173cm" svg:x="1.659cm" svg:y="0cm" svg:viewBox="0 0 219 1174" draw:points="219,968 219,0 0,208 0,1174">
            <text:p/>
          </draw:polygon>
          <draw:polyline draw:style-name="gr2" draw:layer="layout" svg:width="0.218cm" svg:height="1.173cm" svg:x="1.659cm" svg:y="0cm" svg:viewBox="0 0 219 1174" draw:points="219,968 219,0 0,208 0,1174 219,968">
            <text:p/>
          </draw:polyline>
          <draw:path draw:style-name="gr7" draw:layer="layout" svg:width="0.65cm" svg:height="0.649cm" svg:x="0.698cm" svg:y="0.379cm" svg:viewBox="0 0 651 650" svg:d="m651 325c0 179-146 325-326 325-179 0-325-146-325-325 0-180 146-325 325-325 180 0 326 145 326 325z">
            <text:p/>
          </draw:path>
          <draw:polygon draw:style-name="gr8" draw:layer="layout" svg:width="0.437cm" svg:height="0.455cm" svg:x="0.802cm" svg:y="0.525cm" svg:viewBox="0 0 438 456" draw:points="0,0 73,0 219,352 365,0 438,0 255,456 182,456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IP Softphone</dc:title>
    <meta:creation-date>2011-02-07T16:37:48</meta:creation-date>
    <meta:editing-duration>P0D</meta:editing-duration>
    <meta:editing-cycles>1</meta:editing-cycles>
    <meta:document-statistic meta:object-count="27"/>
    <meta:generator>OpenOffice.org/3.3$Linux OpenOffice.org_project/330m20$Build-9567</meta:generator>
  </office:meta>
</office:document-meta>
</file>